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53cm" svg:stroke-color="#222255" draw:marker-start-width="0.279cm" draw:marker-end-width="0.279cm" draw:fill="solid" draw:fill-color="#bbccee" fo:min-height="0.47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draw:stroke-dash="Dot" svg:stroke-width="0.053cm" svg:stroke-color="#222255" draw:marker-start-width="0.279cm" draw:marker-end-width="0.279cm" draw:fill="solid" draw:fill-color="#bbccee" fo:min-height="0.94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225555" draw:marker-start-width="0.279cm" draw:marker-end-width="0.279cm" draw:fill="solid" draw:fill-color="#cceeff" fo:min-height="0.949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Dot" svg:stroke-width="0.053cm" svg:stroke-color="#225555" draw:marker-start-width="0.279cm" draw:marker-end-width="0.279cm" draw:fill="solid" draw:fill-color="#cceeff" fo:min-height="0.47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draw:stroke-dash="Dot" svg:stroke-width="0.053cm" svg:stroke-color="#225522" draw:marker-start-width="0.279cm" draw:marker-end-width="0.279cm" draw:fill="solid" draw:fill-color="#ccddaa" fo:min-height="0.47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draw:stroke="solid" draw:stroke-dash="Dot" svg:stroke-width="0.053cm" svg:stroke-color="#225522" draw:marker-start-width="0.279cm" draw:marker-end-width="0.279cm" draw:fill="solid" draw:fill-color="#ccddaa" fo:min-height="1.423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draw:stroke="dash" draw:stroke-dash="Double_20_Dash_20_Dot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Dot" svg:stroke-width="0.053cm" svg:stroke-color="#666633" draw:marker-start-width="0.279cm" draw:marker-end-width="0.279cm" draw:fill="solid" draw:fill-color="#eeeebb" fo:min-height="1.42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draw:stroke-dash="Dot" svg:stroke-width="0.053cm" svg:stroke-color="#225522" draw:marker-start-width="0.279cm" draw:marker-end-width="0.279cm" draw:fill="solid" draw:fill-color="#ccddaa" fo:min-height="0.949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Dot" svg:stroke-width="0.053cm" svg:stroke-color="#666633" draw:marker-start-width="0.279cm" draw:marker-end-width="0.279cm" draw:fill="solid" draw:fill-color="#eeeebb" fo:min-height="0.949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draw:stroke-dash="Dot" svg:stroke-width="0.053cm" svg:stroke-color="#666633" draw:marker-start-width="0.279cm" draw:marker-end-width="0.279cm" draw:fill="solid" draw:fill-color="#eeeebb" fo:min-height="1.89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solid" draw:stroke-dash="Dot" svg:stroke-width="0.053cm" svg:stroke-color="#663333" draw:marker-start-width="0.279cm" draw:marker-end-width="0.279cm" draw:fill="solid" draw:fill-color="#ffcccc" fo:min-height="0.475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draw:stroke-dash="Dot" svg:stroke-width="0.053cm" svg:stroke-color="#663333" draw:marker-start-width="0.279cm" draw:marker-end-width="0.279cm" draw:fill="solid" draw:fill-color="#ffcccc" fo:min-height="1.897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solid" draw:stroke-dash="Dot" svg:stroke-width="0.053cm" svg:stroke-color="#663333" draw:marker-start-width="0.279cm" draw:marker-end-width="0.279cm" draw:fill="solid" draw:fill-color="#ffcccc" fo:min-height="2.37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" svg:stroke-width="0.053cm" svg:stroke-color="#663333" draw:marker-start-width="0.279cm" draw:marker-end-width="0.279cm" draw:fill="solid" draw:fill-color="#ffcccc" fo:min-height="1.89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solid" draw:stroke-dash="Dot" svg:stroke-width="0.053cm" svg:stroke-color="#663333" draw:marker-start-width="0.279cm" draw:marker-end-width="0.279cm" draw:fill="solid" draw:fill-color="#ffcccc" fo:min-height="1.423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solid" draw:stroke-dash="Dot" svg:stroke-width="0.053cm" svg:stroke-color="#663333" draw:marker-start-width="0.279cm" draw:marker-end-width="0.279cm" draw:fill="solid" draw:fill-color="#ffcccc" fo:min-height="0.949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bcc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ccee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cceeff"/>
      <style:paragraph-properties fo:text-align="center" style:writing-mode="lr-tb"/>
      <style:text-properties fo:font-size="12pt" fo:background-color="transparent" style:font-size-asian="12pt" style:font-size-complex="12pt"/>
    </style:style>
    <style:style style:name="P6" style:family="paragraph">
      <loext:graphic-properties draw:fill="solid" draw:fill-color="#ccddaa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eeeebb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cccc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background-color="transparen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cm" svg:height="0.777cm" svg:x="1.074cm" svg:y="2.324cm">
          <draw:text-box>
            <text:p text:style-name="P1"><text:span text:style-name="T1">List raster files</text:span></text:p>
          </draw:text-box>
        </draw:frame>
        <draw:frame draw:style-name="gr2" draw:text-style-name="P2" xml:id="id5" draw:id="id5" draw:layer="layout" svg:width="4cm" svg:height="1.251cm" svg:x="1.074cm" svg:y="0.551cm">
          <draw:text-box>
            <text:p text:style-name="P1"><text:span text:style-name="T1">Create empty table</text:span></text:p>
          </draw:text-box>
        </draw:frame>
        <draw:frame draw:style-name="gr3" draw:text-style-name="P3" xml:id="id2" draw:id="id2" draw:layer="layout" svg:width="4cm" svg:height="1.251cm" svg:x="1.074cm" svg:y="3.824cm">
          <draw:text-box>
            <text:p text:style-name="P1"><text:span text:style-name="T2">Loop for</text:span><text:span text:style-name="T1"> each raster file</text:span></text:p>
          </draw:text-box>
        </draw:frame>
        <draw:connector draw:style-name="gr4" draw:text-style-name="P4" draw:layer="layout" svg:x1="3.074cm" svg:y1="3.101cm" svg:x2="3.074cm" svg:y2="3.824cm" draw:start-shape="id1" draw:start-glue-point="2" draw:end-shape="id2" draw:end-glue-point="0" svg:d="M3074 3101v723" svg:viewBox="0 0 1 724">
          <text:p/>
        </draw:connector>
        <draw:frame draw:style-name="gr5" draw:text-style-name="P3" xml:id="id11" draw:id="id11" draw:layer="layout" svg:width="4cm" svg:height="0.777cm" svg:x="2.574cm" svg:y="5.813cm">
          <draw:text-box>
            <text:p text:style-name="P1"><text:span text:style-name="T1">Load file as raster</text:span></text:p>
          </draw:text-box>
        </draw:frame>
        <draw:frame draw:style-name="gr3" draw:text-style-name="P5" xml:id="id12" draw:id="id12" draw:layer="layout" svg:width="4cm" svg:height="1.251cm" svg:x="2.574cm" svg:y="7.33cm">
          <draw:text-box>
            <text:p text:style-name="P1"><text:span text:style-name="T3">Convert raster object to a table</text:span></text:p>
          </draw:text-box>
        </draw:frame>
        <draw:frame draw:style-name="gr6" draw:text-style-name="P6" xml:id="id3" draw:id="id3" draw:layer="layout" svg:width="4cm" svg:height="0.777cm" svg:x="2.574cm" svg:y="9.272cm">
          <draw:text-box>
            <text:p text:style-name="P1"><text:span text:style-name="T2">If</text:span><text:span text:style-name="T1"> row number = 0</text:span></text:p>
          </draw:text-box>
        </draw:frame>
        <draw:frame draw:style-name="gr6" draw:text-style-name="P6" xml:id="id4" draw:id="id4" draw:layer="layout" svg:width="5.819cm" svg:height="0.777cm" svg:x="9.071cm" svg:y="9.272cm">
          <draw:text-box>
            <text:p text:style-name="P1"><text:span text:style-name="T1">Stop iteration (routine end)</text:span></text:p>
          </draw:text-box>
        </draw:frame>
        <draw:connector draw:style-name="gr4" draw:text-style-name="P4" draw:layer="layout" svg:x1="6.574cm" svg:y1="9.66cm" svg:x2="9.071cm" svg:y2="9.66cm" draw:start-shape="id3" draw:start-glue-point="1" draw:end-shape="id4" draw:end-glue-point="3" svg:d="M6574 9660h2497" svg:viewBox="0 0 2498 1">
          <text:p/>
        </draw:connector>
        <draw:frame draw:style-name="gr7" draw:text-style-name="P7" draw:layer="layout" svg:width="0.721cm" svg:height="0.725cm" svg:x="8.074cm" svg:y="9.059cm">
          <draw:text-box>
            <text:p text:style-name="P1"><text:span text:style-name="T1">T</text:span></text:p>
          </draw:text-box>
        </draw:frame>
        <draw:frame draw:style-name="gr7" draw:text-style-name="P7" draw:layer="layout" svg:width="0.721cm" svg:height="0.725cm" svg:x="6.074cm" svg:y="10.049cm">
          <draw:text-box>
            <text:p text:style-name="P1"><text:span text:style-name="T1">F</text:span></text:p>
          </draw:text-box>
        </draw:frame>
        <draw:frame draw:style-name="gr8" draw:text-style-name="P6" xml:id="id6" draw:id="id6" draw:layer="layout" svg:width="4cm" svg:height="1.725cm" svg:x="4.074cm" svg:y="10.859cm">
          <draw:text-box>
            <text:p text:style-name="P1"><text:span text:style-name="T1">Save empty .csv table with raster code</text:span></text:p>
          </draw:text-box>
        </draw:frame>
        <draw:connector draw:style-name="gr9" draw:text-style-name="P4" draw:layer="layout" svg:x1="1.074cm" svg:y1="1.176cm" svg:x2="4.074cm" svg:y2="11.721cm" draw:start-shape="id5" draw:start-glue-point="3" draw:end-shape="id6" draw:end-glue-point="3" svg:d="M1074 1176h-527v10545h3527" svg:viewBox="0 0 3528 10546">
          <text:p/>
        </draw:connector>
        <draw:connector draw:style-name="gr4" draw:text-style-name="P4" draw:layer="layout" draw:line-skew="-0.104cm" svg:x1="4.574cm" svg:y1="10.049cm" svg:x2="6.074cm" svg:y2="10.859cm" draw:start-shape="id3" draw:start-glue-point="2" draw:end-shape="id6" draw:end-glue-point="0" svg:d="M4574 10049v301h1500v509" svg:viewBox="0 0 1501 811">
          <text:p/>
        </draw:connector>
        <draw:frame draw:style-name="gr10" draw:text-style-name="P8" xml:id="id9" draw:id="id9" draw:layer="layout" svg:width="4cm" svg:height="1.725cm" svg:x="4.074cm" svg:y="15.383cm">
          <draw:text-box>
            <text:p text:style-name="P1"><text:span text:style-name="T2">Repeat</text:span><text:span text:style-name="T1"> iterations on transition cycles</text:span></text:p>
          </draw:text-box>
        </draw:frame>
        <draw:frame draw:style-name="gr11" draw:text-style-name="P6" xml:id="id7" draw:id="id7" draw:layer="layout" svg:width="4cm" svg:height="1.251cm" svg:x="4.074cm" svg:y="13.337cm">
          <draw:text-box>
            <text:p text:style-name="P1"><text:span text:style-name="T1">Start transition cycles counting</text:span></text:p>
          </draw:text-box>
        </draw:frame>
        <draw:frame draw:style-name="gr6" draw:text-style-name="P6" xml:id="id8" draw:id="id8" draw:layer="layout" svg:width="3.011cm" svg:height="0.777cm" svg:x="0.436cm" svg:y="13.569cm">
          <draw:text-box>
            <text:p text:style-name="P1"><text:span text:style-name="T1">cycle = 0</text:span></text:p>
          </draw:text-box>
        </draw:frame>
        <draw:connector draw:style-name="gr12" draw:text-style-name="P4" draw:layer="layout" svg:x1="4.074cm" svg:y1="13.962cm" svg:x2="3.447cm" svg:y2="13.957cm" draw:start-shape="id7" draw:start-glue-point="3" draw:end-shape="id8" draw:end-glue-point="1" svg:d="M4074 13962h-313v-5h-314" svg:viewBox="0 0 628 6">
          <text:p/>
        </draw:connector>
        <draw:frame draw:style-name="gr13" draw:text-style-name="P8" xml:id="id10" draw:id="id10" draw:layer="layout" svg:width="3.011cm" svg:height="1.251cm" svg:x="0.453cm" svg:y="15.61cm">
          <draw:text-box>
            <text:p text:style-name="P1"><text:span text:style-name="T1">cycle = </text:span></text:p>
            <text:p text:style-name="P1"><text:span text:style-name="T1">cycle + 1</text:span></text:p>
          </draw:text-box>
        </draw:frame>
        <draw:connector draw:style-name="gr12" draw:text-style-name="P4" draw:layer="layout" svg:x1="4.074cm" svg:y1="16.245cm" svg:x2="3.464cm" svg:y2="16.235cm" draw:start-shape="id9" draw:start-glue-point="3" draw:end-shape="id10" draw:end-glue-point="1" svg:d="M4074 16245h-305v-10h-305" svg:viewBox="0 0 611 11">
          <text:p/>
        </draw:connector>
        <draw:frame draw:style-name="gr13" draw:text-style-name="P8" xml:id="id13" draw:id="id13" draw:layer="layout" svg:width="4cm" svg:height="1.251cm" svg:x="5.574cm" svg:y="17.932cm">
          <draw:text-box>
            <text:p text:style-name="P1"><text:span text:style-name="T1">Filter first year of anthropic cover</text:span></text:p>
          </draw:text-box>
        </draw:frame>
        <draw:connector draw:style-name="gr4" draw:text-style-name="P4" draw:layer="layout" draw:line-skew="-0.099cm" svg:x1="3.074cm" svg:y1="5.075cm" svg:x2="4.574cm" svg:y2="5.813cm" draw:start-shape="id2" draw:start-glue-point="2" draw:end-shape="id11" draw:end-glue-point="0" svg:d="M3074 5075v270h1500v468" svg:viewBox="0 0 1501 739">
          <text:p/>
        </draw:connector>
        <draw:connector draw:style-name="gr4" draw:text-style-name="P4" draw:layer="layout" svg:x1="4.574cm" svg:y1="6.59cm" svg:x2="4.574cm" svg:y2="7.33cm" draw:start-shape="id11" draw:start-glue-point="2" draw:end-shape="id12" draw:end-glue-point="0" svg:d="M4574 6590v740" svg:viewBox="0 0 1 741">
          <text:p/>
        </draw:connector>
        <draw:connector draw:style-name="gr4" draw:text-style-name="P4" draw:layer="layout" svg:x1="4.574cm" svg:y1="8.581cm" svg:x2="4.574cm" svg:y2="9.272cm" draw:start-shape="id12" draw:start-glue-point="2" draw:end-shape="id3" draw:end-glue-point="0" svg:d="M4574 8581v691" svg:viewBox="0 0 1 692">
          <text:p/>
        </draw:connector>
        <draw:connector draw:style-name="gr4" draw:text-style-name="P4" draw:layer="layout" svg:x1="6.074cm" svg:y1="12.584cm" svg:x2="6.074cm" svg:y2="13.337cm" draw:start-shape="id6" draw:start-glue-point="2" draw:end-shape="id7" draw:end-glue-point="0" svg:d="M6074 12584v753" svg:viewBox="0 0 1 754">
          <text:p/>
        </draw:connector>
        <draw:connector draw:style-name="gr4" draw:text-style-name="P4" draw:layer="layout" svg:x1="6.074cm" svg:y1="14.588cm" svg:x2="6.074cm" svg:y2="15.383cm" draw:start-shape="id7" draw:start-glue-point="2" draw:end-shape="id9" draw:end-glue-point="0" svg:d="M6074 14588v795" svg:viewBox="0 0 1 796">
          <text:p/>
        </draw:connector>
        <draw:connector draw:style-name="gr4" draw:text-style-name="P4" draw:layer="layout" draw:line-skew="-0.116cm" svg:x1="6.074cm" svg:y1="17.108cm" svg:x2="7.574cm" svg:y2="17.932cm" draw:start-shape="id9" draw:start-glue-point="2" draw:end-shape="id13" draw:end-glue-point="0" svg:d="M6074 17108v296h1500v528" svg:viewBox="0 0 1501 825">
          <text:p/>
        </draw:connector>
        <draw:frame draw:style-name="gr14" draw:text-style-name="P8" xml:id="id14" draw:id="id14" draw:layer="layout" svg:width="4cm" svg:height="2.199cm" svg:x="5.574cm" svg:y="19.974cm">
          <draw:text-box>
            <text:p text:style-name="P1"><text:span text:style-name="T1">Filter years of forest after first anthropic cover year</text:span></text:p>
          </draw:text-box>
        </draw:frame>
        <draw:frame draw:style-name="gr15" draw:text-style-name="P9" xml:id="id15" draw:id="id15" draw:layer="layout" svg:width="4cm" svg:height="0.777cm" svg:x="5.574cm" svg:y="23.027cm">
          <draw:text-box>
            <text:p text:style-name="P1"><text:span text:style-name="T2">If</text:span><text:span text:style-name="T1"> row number &gt; 0</text:span></text:p>
          </draw:text-box>
        </draw:frame>
        <draw:connector draw:style-name="gr4" draw:text-style-name="P4" draw:layer="layout" svg:x1="7.574cm" svg:y1="19.183cm" svg:x2="7.574cm" svg:y2="19.974cm" draw:start-shape="id13" draw:start-glue-point="2" draw:end-shape="id14" draw:end-glue-point="0" svg:d="M7574 19183v791" svg:viewBox="0 0 1 792">
          <text:p/>
        </draw:connector>
        <draw:connector draw:style-name="gr4" draw:text-style-name="P4" draw:layer="layout" svg:x1="7.574cm" svg:y1="22.173cm" svg:x2="7.574cm" svg:y2="23.027cm" draw:start-shape="id14" draw:start-glue-point="2" draw:end-shape="id15" draw:end-glue-point="0" svg:d="M7574 22173v854" svg:viewBox="0 0 1 855">
          <text:p/>
        </draw:connector>
        <draw:frame draw:style-name="gr16" draw:text-style-name="P11" xml:id="id16" draw:id="id16" draw:layer="layout" svg:width="4cm" svg:height="2.199cm" svg:x="11.345cm" svg:y="25.126cm">
          <draw:text-box>
            <text:p text:style-name="P10"><text:span text:style-name="T1">Filter first year of forest after first forest year after anthropic</text:span></text:p>
          </draw:text-box>
        </draw:frame>
        <draw:connector draw:style-name="gr4" draw:text-style-name="P4" draw:layer="layout" svg:x1="7.574cm" svg:y1="23.804cm" svg:x2="13.345cm" svg:y2="25.126cm" draw:start-shape="id15" draw:start-glue-point="2" draw:end-shape="id16" draw:end-glue-point="0" svg:d="M7574 23804v661h5771v661" svg:viewBox="0 0 5772 1323">
          <text:p/>
        </draw:connector>
        <draw:frame draw:style-name="gr17" draw:text-style-name="P9" xml:id="id17" draw:id="id17" draw:layer="layout" svg:width="4cm" svg:height="2.673cm" svg:x="7.074cm" svg:y="25.127cm">
          <draw:text-box>
            <text:p text:style-name="P1"><text:span text:style-name="T4">All rows are classified as “before” </text:span><text:span text:style-name="T1">first forest year after anthropic </text:span></text:p>
          </draw:text-box>
        </draw:frame>
        <draw:connector draw:style-name="gr4" draw:text-style-name="P4" draw:layer="layout" svg:x1="7.574cm" svg:y1="23.804cm" svg:x2="9.074cm" svg:y2="25.127cm" draw:start-shape="id15" draw:start-glue-point="2" draw:end-shape="id17" draw:end-glue-point="0" svg:d="M7574 23804v662h1500v661" svg:viewBox="0 0 1501 1324">
          <text:p/>
        </draw:connector>
        <draw:frame draw:style-name="gr7" draw:text-style-name="P7" draw:layer="layout" svg:width="0.721cm" svg:height="0.725cm" svg:x="12.41cm" svg:y="24.531cm">
          <draw:text-box>
            <text:p text:style-name="P1"><text:span text:style-name="T1">T</text:span></text:p>
          </draw:text-box>
        </draw:frame>
        <draw:frame draw:style-name="gr7" draw:text-style-name="P7" draw:layer="layout" svg:width="0.721cm" svg:height="0.725cm" svg:x="8.09cm" svg:y="24.529cm">
          <draw:text-box>
            <text:p text:style-name="P1"><text:span text:style-name="T1">F</text:span></text:p>
          </draw:text-box>
        </draw:frame>
        <draw:frame draw:style-name="gr18" draw:text-style-name="P11" xml:id="id18" draw:id="id18" draw:layer="layout" svg:width="4cm" svg:height="2.199cm" svg:x="11.345cm" svg:y="28.094cm">
          <draw:text-box>
            <text:p text:style-name="P10"><text:span text:style-name="T4">Divide table into “before”/”after” </text:span><text:span text:style-name="T1">first forest year after anthropic </text:span></text:p>
          </draw:text-box>
        </draw:frame>
        <draw:connector draw:style-name="gr4" draw:text-style-name="P4" draw:layer="layout" svg:x1="13.345cm" svg:y1="27.325cm" svg:x2="13.345cm" svg:y2="28.094cm" draw:start-shape="id16" draw:start-glue-point="2" draw:end-shape="id18" draw:end-glue-point="0" svg:d="M13345 27325v769" svg:viewBox="0 0 1 770">
          <text:p/>
        </draw:connector>
        <draw:frame draw:style-name="gr14" draw:text-style-name="P8" xml:id="id19" draw:id="id19" draw:layer="layout" svg:width="4cm" svg:height="2.199cm" svg:x="5.574cm" svg:y="31.249cm">
          <draw:text-box>
            <text:p text:style-name="P1"><text:span text:style-name="T4">Filter rows “before” </text:span><text:span text:style-name="T1">first forest year after anthropic cover</text:span></text:p>
          </draw:text-box>
        </draw:frame>
        <draw:connector draw:style-name="gr4" draw:text-style-name="P4" draw:layer="layout" draw:line-skew="1.135cm" svg:x1="9.074cm" svg:y1="27.8cm" svg:x2="7.574cm" svg:y2="31.249cm" draw:start-shape="id17" draw:end-shape="id19" draw:end-glue-point="0" svg:d="M9074 27800v2860h-1500v589" svg:viewBox="0 0 1501 3450">
          <text:p/>
        </draw:connector>
        <draw:frame draw:style-name="gr14" draw:text-style-name="P8" xml:id="id20" draw:id="id20" draw:layer="layout" svg:width="4cm" svg:height="2.199cm" svg:x="5.574cm" svg:y="34.184cm">
          <draw:text-box>
            <text:p text:style-name="P1"><text:span text:style-name="T1">Filter cells which contains agriculture AND forest classes </text:span></text:p>
          </draw:text-box>
        </draw:frame>
        <draw:connector draw:style-name="gr4" draw:text-style-name="P4" draw:layer="layout" svg:x1="7.574cm" svg:y1="33.448cm" svg:x2="7.574cm" svg:y2="34.184cm" draw:start-shape="id19" draw:start-glue-point="2" draw:end-shape="id20" draw:end-glue-point="0" svg:d="M7574 33448v736" svg:viewBox="0 0 1 737">
          <text:p/>
        </draw:connector>
        <draw:frame draw:style-name="gr15" draw:text-style-name="P9" xml:id="id21" draw:id="id21" draw:layer="layout" svg:width="4cm" svg:height="0.777cm" svg:x="5.574cm" svg:y="37.294cm">
          <draw:text-box>
            <text:p text:style-name="P1"><text:span text:style-name="T2">If</text:span><text:span text:style-name="T1"> row number &gt; 0</text:span></text:p>
          </draw:text-box>
        </draw:frame>
        <draw:connector draw:style-name="gr4" draw:text-style-name="P4" draw:layer="layout" svg:x1="7.574cm" svg:y1="36.383cm" svg:x2="7.574cm" svg:y2="37.294cm" draw:start-shape="id20" draw:start-glue-point="2" draw:end-shape="id21" draw:end-glue-point="0" svg:d="M7574 36383v911" svg:viewBox="0 0 1 912">
          <text:p/>
        </draw:connector>
        <draw:frame draw:style-name="gr19" draw:text-style-name="P9" xml:id="id22" draw:id="id22" draw:layer="layout" svg:width="4cm" svg:height="1.725cm" svg:x="7.074cm" svg:y="39cm">
          <draw:text-box>
            <text:p text:style-name="P1"><text:span text:style-name="T1">Classify cells into agriculture and forest</text:span></text:p>
          </draw:text-box>
        </draw:frame>
        <draw:frame draw:style-name="gr19" draw:text-style-name="P9" xml:id="id23" draw:id="id23" draw:layer="layout" svg:width="4cm" svg:height="1.725cm" svg:x="7.074cm" svg:y="41.471cm">
          <draw:text-box>
            <text:p text:style-name="P1"><text:span text:style-name="T1">Get the max year of forest during the period</text:span></text:p>
          </draw:text-box>
        </draw:frame>
        <draw:frame draw:style-name="gr19" draw:text-style-name="P9" xml:id="id24" draw:id="id24" draw:layer="layout" svg:width="4cm" svg:height="1.725cm" svg:x="11.916cm" svg:y="41.471cm">
          <draw:text-box>
            <text:p text:style-name="P1"><text:span text:style-name="T1">Get the min year of agriculture during the period</text:span></text:p>
          </draw:text-box>
        </draw:frame>
        <draw:connector draw:style-name="gr4" draw:text-style-name="P4" draw:layer="layout" draw:line-skew="-0.024cm" svg:x1="7.574cm" svg:y1="38.071cm" svg:x2="9.074cm" svg:y2="39cm" draw:start-shape="id21" draw:start-glue-point="2" draw:end-shape="id22" draw:end-glue-point="0" svg:d="M7574 38071v441h1500v488" svg:viewBox="0 0 1501 930">
          <text:p/>
        </draw:connector>
        <draw:connector draw:style-name="gr4" draw:text-style-name="P4" draw:layer="layout" svg:x1="9.074cm" svg:y1="40.725cm" svg:x2="9.074cm" svg:y2="41.471cm" draw:start-shape="id22" draw:start-glue-point="2" draw:end-shape="id23" draw:end-glue-point="0" svg:d="M9074 40725v746" svg:viewBox="0 0 1 747">
          <text:p/>
        </draw:connector>
        <draw:connector draw:style-name="gr4" draw:text-style-name="P4" draw:layer="layout" svg:x1="11.074cm" svg:y1="39.862cm" svg:x2="13.916cm" svg:y2="41.471cm" draw:start-shape="id22" draw:start-glue-point="1" draw:end-shape="id24" svg:d="M11074 39862h2842v1609" svg:viewBox="0 0 2843 1610">
          <text:p/>
        </draw:connector>
        <draw:frame draw:style-name="gr15" draw:text-style-name="P9" xml:id="id25" draw:id="id25" draw:layer="layout" svg:width="4cm" svg:height="0.777cm" svg:x="7.074cm" svg:y="44.038cm">
          <draw:text-box>
            <text:p text:style-name="P1"><text:span text:style-name="T1">Join tables</text:span></text:p>
          </draw:text-box>
        </draw:frame>
        <draw:connector draw:style-name="gr4" draw:text-style-name="P4" draw:layer="layout" svg:x1="9.074cm" svg:y1="43.196cm" svg:x2="9.074cm" svg:y2="44.038cm" draw:start-shape="id23" draw:start-glue-point="2" draw:end-shape="id25" draw:end-glue-point="0" svg:d="M9074 43196v842" svg:viewBox="0 0 1 843">
          <text:p/>
        </draw:connector>
        <draw:connector draw:style-name="gr4" draw:text-style-name="P4" draw:layer="layout" svg:x1="13.916cm" svg:y1="43.196cm" svg:x2="11.074cm" svg:y2="44.426cm" draw:start-shape="id24" draw:start-glue-point="2" draw:end-shape="id25" draw:end-glue-point="1" svg:d="M13916 43196v1230h-2842" svg:viewBox="0 0 2843 1231">
          <text:p/>
        </draw:connector>
        <draw:frame draw:style-name="gr19" draw:text-style-name="P9" xml:id="id26" draw:id="id26" draw:layer="layout" svg:width="4cm" svg:height="1.725cm" svg:x="7.074cm" svg:y="45.573cm">
          <draw:text-box>
            <text:p text:style-name="P1"><text:span text:style-name="T1">Calculate </text:span></text:p>
            <text:p text:style-name="P1"><text:span text:style-name="T1">forest → agri change length</text:span></text:p>
          </draw:text-box>
        </draw:frame>
        <draw:connector draw:style-name="gr4" draw:text-style-name="P4" draw:layer="layout" svg:x1="9.074cm" svg:y1="44.815cm" svg:x2="9.074cm" svg:y2="45.573cm" draw:start-shape="id25" draw:start-glue-point="2" draw:end-shape="id26" draw:end-glue-point="0" svg:d="M9074 44815v758" svg:viewBox="0 0 1 759">
          <text:p/>
        </draw:connector>
        <draw:connector draw:style-name="gr4" draw:text-style-name="P4" draw:layer="layout" draw:line-skew="-0.164cm -1.386cm -0.063cm" svg:x1="13.345cm" svg:y1="30.293cm" svg:x2="7.574cm" svg:y2="31.249cm" draw:start-shape="id18" draw:start-glue-point="2" draw:end-shape="id19" draw:end-glue-point="0" svg:d="M13345 30293v363h-4271v3h-1500v590" svg:viewBox="0 0 5772 957">
          <text:p/>
        </draw:connector>
        <draw:frame draw:style-name="gr7" draw:text-style-name="P7" draw:layer="layout" svg:width="0.721cm" svg:height="0.725cm" svg:x="9.074cm" svg:y="38.071cm">
          <draw:text-box>
            <text:p text:style-name="P1"><text:span text:style-name="T1">T</text:span></text:p>
          </draw:text-box>
        </draw:frame>
        <draw:frame draw:style-name="gr20" draw:text-style-name="P9" xml:id="id27" draw:id="id27" draw:layer="layout" svg:width="4cm" svg:height="1.251cm" svg:x="7.074cm" svg:y="48.002cm">
          <draw:text-box>
            <text:p text:style-name="P1"><text:span text:style-name="T1">Append results to .csv file</text:span></text:p>
          </draw:text-box>
        </draw:frame>
        <draw:connector draw:style-name="gr4" draw:text-style-name="P4" draw:layer="layout" svg:x1="9.074cm" svg:y1="47.298cm" svg:x2="9.074cm" svg:y2="48.002cm" draw:start-shape="id26" draw:start-glue-point="2" draw:end-shape="id27" draw:end-glue-point="0" svg:d="M9074 47298v704" svg:viewBox="0 0 1 705">
          <text:p/>
        </draw:connector>
        <draw:frame draw:style-name="gr10" draw:text-style-name="P8" xml:id="id28" draw:id="id28" draw:layer="layout" svg:width="4cm" svg:height="1.725cm" svg:x="5.574cm" svg:y="50.247cm">
          <draw:text-box>
            <text:p text:style-name="P10"><text:span text:style-name="T4">Filter rows “after” </text:span><text:span text:style-name="T1">first anthropic cover year </text:span></text:p>
          </draw:text-box>
        </draw:frame>
        <draw:connector draw:style-name="gr4" draw:text-style-name="P4" draw:layer="layout" svg:x1="9.074cm" svg:y1="49.253cm" svg:x2="7.574cm" svg:y2="50.247cm" draw:start-shape="id27" draw:start-glue-point="2" draw:end-shape="id28" draw:end-glue-point="0" svg:d="M9074 49253v497h-1500v497" svg:viewBox="0 0 1501 995">
          <text:p/>
        </draw:connector>
        <draw:connector draw:style-name="gr4" draw:text-style-name="P4" draw:layer="layout" draw:line-skew="-5.647cm" svg:x1="7.574cm" svg:y1="38.071cm" svg:x2="5.574cm" svg:y2="51.109cm" draw:start-shape="id21" draw:start-glue-point="2" draw:end-shape="id28" draw:end-glue-point="3" svg:d="M7574 38071v441h-2527v12597h527" svg:viewBox="0 0 2528 13039">
          <text:p/>
        </draw:connector>
        <draw:frame draw:style-name="gr15" draw:text-style-name="P9" xml:id="id29" draw:id="id29" draw:layer="layout" svg:width="4cm" svg:height="0.777cm" svg:x="5.574cm" svg:y="53.011cm">
          <draw:text-box>
            <text:p text:style-name="P1"><text:span text:style-name="T2">If</text:span><text:span text:style-name="T1"> row number = 0</text:span></text:p>
          </draw:text-box>
        </draw:frame>
        <draw:connector draw:style-name="gr4" draw:text-style-name="P4" draw:layer="layout" svg:x1="7.574cm" svg:y1="51.972cm" svg:x2="7.574cm" svg:y2="53.011cm" draw:start-shape="id28" draw:start-glue-point="2" draw:end-shape="id29" draw:end-glue-point="0" svg:d="M7574 51972v1039" svg:viewBox="0 0 1 1040">
          <text:p/>
        </draw:connector>
        <draw:frame draw:style-name="gr7" draw:text-style-name="P7" draw:layer="layout" svg:width="0.721cm" svg:height="0.725cm" svg:x="4.326cm" svg:y="38.071cm">
          <draw:text-box>
            <text:p text:style-name="P1"><text:span text:style-name="T1">F</text:span></text:p>
          </draw:text-box>
        </draw:frame>
        <draw:frame draw:style-name="gr7" draw:text-style-name="P7" draw:layer="layout" svg:width="0.721cm" svg:height="0.725cm" svg:x="4.574cm" svg:y="52.674cm">
          <draw:text-box>
            <text:p text:style-name="P1"><text:span text:style-name="T1">T</text:span></text:p>
          </draw:text-box>
        </draw:frame>
        <draw:frame draw:style-name="gr7" draw:text-style-name="P7" draw:layer="layout" svg:width="0.721cm" svg:height="0.725cm" svg:x="7.661cm" svg:y="53.921cm">
          <draw:text-box>
            <text:p text:style-name="P1"><text:span text:style-name="T1">F</text:span></text:p>
          </draw:text-box>
        </draw:frame>
        <draw:frame draw:style-name="gr15" draw:text-style-name="P9" xml:id="id30" draw:id="id30" draw:layer="layout" svg:width="4cm" svg:height="0.777cm" svg:x="5.574cm" svg:y="54.784cm">
          <draw:text-box>
            <text:p text:style-name="P1"><text:span text:style-name="T5">Other</text:span><text:span text:style-name="T2"> If</text:span><text:span text:style-name="T1"> checks</text:span></text:p>
          </draw:text-box>
        </draw:frame>
        <draw:frame draw:style-name="gr7" draw:text-style-name="P7" draw:layer="layout" svg:width="0.721cm" svg:height="0.725cm" svg:x="4.574cm" svg:y="54.447cm">
          <draw:text-box>
            <text:p text:style-name="P1"><text:span text:style-name="T1">T</text:span></text:p>
          </draw:text-box>
        </draw:frame>
        <draw:frame draw:style-name="gr7" draw:text-style-name="P7" draw:layer="layout" svg:width="0.721cm" svg:height="0.725cm" svg:x="7.661cm" svg:y="55.694cm">
          <draw:text-box>
            <text:p text:style-name="P1"><text:span text:style-name="T1">F</text:span></text:p>
          </draw:text-box>
        </draw:frame>
        <draw:connector draw:style-name="gr4" draw:text-style-name="P4" draw:layer="layout" svg:x1="7.574cm" svg:y1="53.788cm" svg:x2="7.574cm" svg:y2="54.784cm" draw:start-shape="id29" draw:start-glue-point="2" draw:end-shape="id30" draw:end-glue-point="0" svg:d="M7574 53788v996" svg:viewBox="0 0 1 997">
          <text:p/>
        </draw:connector>
        <draw:frame draw:style-name="gr13" draw:text-style-name="P8" xml:id="id31" draw:id="id31" draw:layer="layout" svg:width="4cm" svg:height="1.251cm" svg:x="5.574cm" svg:y="56.784cm">
          <draw:text-box>
            <text:p text:style-name="P10"><text:span text:style-name="T1">Repeat next transition cycle</text:span></text:p>
          </draw:text-box>
        </draw:frame>
        <draw:connector draw:style-name="gr4" draw:text-style-name="P4" draw:layer="layout" svg:x1="7.574cm" svg:y1="55.561cm" svg:x2="7.574cm" svg:y2="56.784cm" draw:start-shape="id30" draw:start-glue-point="2" draw:end-shape="id31" draw:end-glue-point="0" svg:d="M7574 55561v1223" svg:viewBox="0 0 1 1224">
          <text:p/>
        </draw:connector>
        <draw:connector draw:style-name="gr4" draw:text-style-name="P4" draw:layer="layout" draw:line-skew="6.337cm" svg:x1="9.574cm" svg:y1="57.409cm" svg:x2="8.074cm" svg:y2="16.245cm" draw:start-shape="id31" draw:start-glue-point="1" draw:end-shape="id9" draw:end-glue-point="1" svg:d="M9574 57409h6864v-41164h-8364" svg:viewBox="0 0 8365 41165">
          <text:p/>
        </draw:connector>
        <draw:frame draw:style-name="gr5" draw:text-style-name="P5" xml:id="id32" draw:id="id32" draw:layer="layout" svg:width="4cm" svg:height="0.777cm" svg:x="2.574cm" svg:y="59.346cm">
          <draw:text-box>
            <text:p text:style-name="P1"><text:span text:style-name="T3">Loop next file</text:span></text:p>
          </draw:text-box>
        </draw:frame>
        <draw:connector draw:style-name="gr4" draw:text-style-name="P4" draw:layer="layout" svg:x1="5.574cm" svg:y1="53.399cm" svg:x2="4.574cm" svg:y2="59.346cm" draw:start-shape="id29" draw:start-glue-point="3" draw:end-shape="id32" draw:end-glue-point="0" svg:d="M5574 53399h-1000v5947" svg:viewBox="0 0 1001 5948">
          <text:p/>
        </draw:connector>
        <draw:connector draw:style-name="gr4" draw:text-style-name="P4" draw:layer="layout" svg:x1="5.574cm" svg:y1="55.172cm" svg:x2="4.574cm" svg:y2="59.346cm" draw:start-shape="id30" draw:start-glue-point="3" draw:end-shape="id32" draw:end-glue-point="0" svg:d="M5574 55172h-1000v4174" svg:viewBox="0 0 1001 4175">
          <text:p/>
        </draw:connector>
        <draw:connector draw:style-name="gr4" draw:text-style-name="P4" draw:layer="layout" draw:line-skew="9.947cm" svg:x1="6.574cm" svg:y1="59.734cm" svg:x2="5.074cm" svg:y2="4.449cm" draw:start-shape="id32" draw:start-glue-point="1" draw:end-shape="id2" draw:end-glue-point="1" svg:d="M6574 59734h10474v-55285h-11974" svg:viewBox="0 0 11975 552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5T14:57:38.112753045</meta:creation-date>
    <dc:date>2020-11-11T22:20:48.311890293</dc:date>
    <meta:editing-duration>PT19M37S</meta:editing-duration>
    <meta:editing-cycles>4</meta:editing-cycles>
    <meta:generator>LibreOffice/7.0.2.2$Linux_X86_64 LibreOffice_project/00$Build-2</meta:generator>
    <meta:document-statistic meta:object-count="79"/>
  </office:meta>
</office:document-meta>
</file>